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739" officeooo:paragraph-rsid="001c9739"/>
    </style:style>
    <style:style style:name="P2" style:family="paragraph" style:parent-style-name="Title">
      <style:text-properties officeooo:rsid="00231f12" officeooo:paragraph-rsid="00231f12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">
      <style:paragraph-properties fo:line-height="120%"/>
    </style:style>
    <style:style style:name="P9" style:family="paragraph" style:parent-style-name="Text_20_body">
      <style:text-properties officeooo:paragraph-rsid="00265f55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Standard">
      <style:text-properties fo:language="en" fo:country="US" officeooo:paragraph-rsid="00265f55"/>
    </style:style>
    <style:style style:name="P14" style:family="paragraph" style:parent-style-name="Heading_20_1">
      <style:text-properties officeooo:rsid="001f34ec"/>
    </style:style>
    <style:style style:name="P15" style:family="paragraph" style:parent-style-name="Heading_20_1" style:list-style-name="WWNum1">
      <style:paragraph-properties fo:break-before="page"/>
      <style:text-properties officeooo:paragraph-rsid="00265f55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velopment</text:p>
      <text:p text:style-name="P1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>
            <text:p text:style-name="Contents_20_Heading">Indholdsfortegnelse</text:p>
          </text:index-title>
          <text:p text:style-name="P17"><text:a xlink:type="simple" xlink:href="#__RefHeading__356_298053491" text:style-name="Index_20_Link" text:visited-style-name="Index_20_Link">Hermed lille writeup der beskriver hvorledes rettelser skal komme fra et Dev miljø til prod:<text:tab/>1</text:a></text:p>
          <text:p text:style-name="P17"><text:a xlink:type="simple" xlink:href="#__RefHeading__358_298053491" text:style-name="Index_20_Link" text:visited-style-name="Index_20_Link">Indlæggelse af nyt modul<text:tab/>1</text:a></text:p>
          <text:p text:style-name="P16"><text:a xlink:type="simple" xlink:href="#__RefHeading__360_298053491" text:style-name="Index_20_Link" text:visited-style-name="Index_20_Link">Indlæggelse af theme rettelse<text:tab/>1</text:a></text:p>
          <text:p text:style-name="P16"><text:a xlink:type="simple" xlink:href="#__RefHeading__362_298053491" text:style-name="Index_20_Link" text:visited-style-name="Index_20_Link">Indlæggelse af konfiguration ændring / Struktur<text:tab/>2</text:a></text:p>
          <text:p text:style-name="P17"><text:a xlink:type="simple" xlink:href="#__RefHeading__364_298053491" text:style-name="Index_20_Link" text:visited-style-name="Index_20_Link">GIT Flow<text:tab/>2</text:a></text:p>
          <text:p text:style-name="P17"><text:a xlink:type="simple" xlink:href="#__RefHeading__366_298053491" text:style-name="Index_20_Link" text:visited-style-name="Index_20_Link">Hurtige Guidelines:<text:tab/>2</text:a></text:p>
          <text:p text:style-name="P17"><text:a xlink:type="simple" xlink:href="#__RefHeading__720_1517317352" text:style-name="Index_20_Link" text:visited-style-name="Index_20_Link">Licence and copyright<text:tab/>4</text:a></text:p>
        </text:index-body>
      </text:table-of-content>
      <text:p text:style-name="P1"/>
      <text:h text:style-name="P14" text:outline-level="1"><text:bookmark-start text:name="__RefHeading__356_298053491"/>Hermed lille writeup der beskriver hvorledes rettelser skal komme fra et Dev miljø til prod:<text:bookmark-end text:name="__RefHeading__356_298053491"/></text:h>
      <text:p text:style-name="Text_20_body">Primær udvikling sker i github "OS2Web":<text:a xlink:type="simple" xlink:href="http://www.github.com/OS2web/os2web" text:style-name="Internet_20_link" text:visited-style-name="Visited_20_Internet_20_Link">http://www.github.com/OS2web/os2web</text:a> repository. Her kan commites custom moduler og features.</text:p>
      <text:p text:style-name="Text_20_body">Theme udvikling sker i github "os2web-theme":<text:a xlink:type="simple" xlink:href="http://www.github.com/OS2web/os2web-theme" text:style-name="Internet_20_link" text:visited-style-name="Visited_20_Internet_20_Link">http://www.github.com/OS2web/os2web-theme</text:a> repository.</text:p>
      <text:p text:style-name="Text_20_body">Deployment scripts findes i github "OS2Web-deploy":<text:a xlink:type="simple" xlink:href="http://www.github.com/OS2web/os2web-deploy" text:style-name="Internet_20_link" text:visited-style-name="Visited_20_Internet_20_Link">http://www.github.com/OS2web/os2web-deploy</text:a> repository. Ændringer her skal gøres med omtanke og make filer heri er ikke til alm. udvikling.</text:p>
      <text:p text:style-name="Text_20_body">Guide til git kan findes "her":<text:a xlink:type="simple" xlink:href="http://help.github.com/set-up-git-redirect" text:style-name="Internet_20_link" text:visited-style-name="Visited_20_Internet_20_Link">http://help.github.com/set-up-git-redirect</text:a>.</text:p>
      <text:h text:style-name="Heading_20_1" text:outline-level="1"><text:bookmark-start text:name="__RefHeading__358_298053491"/>Indlæggelse af nyt modul<text:bookmark-end text:name="__RefHeading__358_298053491"/></text:h>
      <text:list xml:id="list587180045481324132" text:style-name="L1">
        <text:list-item>
          <text:p text:style-name="P10">Moduler skal tilføjes til makefilen (<text:span text:style-name="Emphasis">os2web.make</text:span>). Syntax kan ses i eksisterende tilføjelser. </text:p>
        </text:list-item>
        <text:list-item>
          <text:p text:style-name="P10">Makefilen commits og pushes og et reroll køres til kontrol. Dette gentages på en staging maskine før det køres på prod. </text:p>
        </text:list-item>
        <text:list-item>
          <text:p text:style-name="P10">Patches til moduler inddeles i to kategorier og håndteres forskelligt: </text:p>
          <text:list>
            <text:list-item>
              <text:p text:style-name="P10">Bugfixes til eller fra et moduls issue queue, dvs. en generel rettelse, skal linkes online til patch i det tilhørende issue. </text:p>
            </text:list-item>
            <text:list-item>
              <text:p text:style-name="P4">Rettelser der er en tilpasning til et contrib modul, der kun er relevant i OS2 regi ligges i patches folderen og linkes lokalt. </text:p>
            </text:list-item>
          </text:list>
        </text:list-item>
      </text:list>
      <text:h text:style-name="Heading_20_2" text:outline-level="2" text:is-list-header="true"><text:bookmark-start text:name="__RefHeading__360_298053491"/>Indlæggelse af theme rettelse<text:bookmark-end text:name="__RefHeading__360_298053491"/></text:h>
      <text:list xml:id="list330128577424573129" text:style-name="L2">
        <text:list-item>
          <text:p text:style-name="P5">Theme rettelser pushes til theme repository. et pull på et staging site vil bekræft ønsket funktion, og et pull eller kan derefter udføres på prod. </text:p>
        </text:list-item>
      </text:list>
      <text:h text:style-name="Heading_20_2" text:outline-level="2" text:is-list-header="true"><text:bookmark-start text:name="__RefHeading__362_298053491"/><text:soft-page-break/>Indlæggelse af konfiguration ændring / Struktur<text:bookmark-end text:name="__RefHeading__362_298053491"/></text:h>
      <text:list xml:id="list1881010858376683457" text:style-name="L3">
        <text:list-item>
          <text:p text:style-name="P11">Til dette bruges "Features":<text:a xlink:type="simple" xlink:href="http://drupal.org/project/features" text:style-name="Internet_20_link" text:visited-style-name="Visited_20_Internet_20_Link">http://drupal.org/project/features</text:a> modulet. </text:p>
        </text:list-item>
        <text:list-item>
          <text:p text:style-name="P11">Struktur er bl.a.: </text:p>
          <text:list>
            <text:list-item>
              <text:p text:style-name="P11">Views </text:p>
            </text:list-item>
            <text:list-item>
              <text:p text:style-name="P11">Panels </text:p>
            </text:list-item>
            <text:list-item>
              <text:p text:style-name="P11">Contexts </text:p>
            </text:list-item>
            <text:list-item>
              <text:p text:style-name="P11">Deltablocks </text:p>
            </text:list-item>
          </text:list>
        </text:list-item>
        <text:list-item>
          <text:p text:style-name="P11">Konfiguration er elementer i <text:span text:style-name="Emphasis">variables</text:span> tabel, der typisk sættes i en konfigurations side. </text:p>
        </text:list-item>
        <text:list-item>
          <text:p text:style-name="P11">Ændringen enten tilføjes til en eksisterende features eller der skal oprettes en ny. </text:p>
          <text:list>
            <text:list-item>
              <text:p text:style-name="P11">Featuren oprettes enten på prod eller lokalt vha. recreate funktionen </text:p>
            </text:list-item>
            <text:list-item>
              <text:p text:style-name="P11">Featuren uploades til en staging server og revertes, her kontrollere man at alt er med og korrekt </text:p>
            </text:list-item>
            <text:list-item>
              <text:p text:style-name="P6">Features commites til git og kommer med i næste reroll af sitet. </text:p>
            </text:list-item>
          </text:list>
        </text:list-item>
      </text:list>
      <text:h text:style-name="Heading_20_1" text:outline-level="1" text:is-list-header="true"><text:bookmark-start text:name="__RefHeading__364_298053491"/>GIT Flow<text:bookmark-end text:name="__RefHeading__364_298053491"/></text:h>
      <text:p text:style-name="Text_20_body">Git Flow fungere kun på det lokale repository, og instillingerne kan derfor ikke smides op i github. Det er derfor nødvendigt med en frisk opsætning af gitflow til de repositories man skal arbejde i:</text:p>
      <text:p text:style-name="Text_20_body">Hent Git-flow via vejledning fra github: <text:a xlink:type="simple" xlink:href="https://github.com/nvie/gitflow/" text:style-name="Internet_20_link" text:visited-style-name="Visited_20_Internet_20_Link">https://github.com/nvie/gitflow/</text:a> Direkte link <text:a xlink:type="simple" xlink:href="https://github.com/nvie/gitflow/wiki/Installation" text:style-name="Internet_20_link" text:visited-style-name="Visited_20_Internet_20_Link">https://github.com/nvie/gitflow/wiki/Installation</text:a></text:p>
      <text:p text:style-name="Text_20_body">Hvis du kører Ubuntu / Debian brug "apt-get install git-flow"</text:p>
      <text:p text:style-name="Preformatted_20_Text"><text:span text:style-name="Source_20_Text">$ cd &lt;git repo rod f.eks. modules/os2web&gt;</text:span></text:p>
      <text:p text:style-name="Preformatted_20_Text"><text:span text:style-name="Source_20_Text">$ git flow init`</text:span></text:p>
      <text:p text:style-name="Preformatted_20_Text"><text:span text:style-name="Source_20_Text">Which branch should be used for bringing forth production releases?</text:span></text:p>
      <text:p text:style-name="Preformatted_20_Text"><text:span text:style-name="Source_20_Text"><text:s text:c="2"/>- dev</text:span></text:p>
      <text:p text:style-name="Preformatted_20_Text"><text:span text:style-name="Source_20_Text">Branch name for production releases: [] *master*</text:span></text:p>
      <text:p text:style-name="Preformatted_20_Text"><text:span text:style-name="Source_20_Text">Which branch should be used for integration of the "next release"?</text:span></text:p>
      <text:p text:style-name="Preformatted_20_Text"><text:span text:style-name="Source_20_Text"><text:s text:c="3"/>- dev</text:span></text:p>
      <text:p text:style-name="Preformatted_20_Text"><text:span text:style-name="Source_20_Text">Branch name for "next release" development: [develop] *dev*</text:span></text:p>
      <text:p text:style-name="Preformatted_20_Text"><text:span text:style-name="Source_20_Text">How to name your supporting branch prefixes?</text:span></text:p>
      <text:p text:style-name="Preformatted_20_Text"><text:span text:style-name="Source_20_Text">Feature branches? [feature/] </text:span></text:p>
      <text:p text:style-name="Preformatted_20_Text"><text:span text:style-name="Source_20_Text"><text:s text:c="2"/>Release branches? [release/] </text:span></text:p>
      <text:p text:style-name="Preformatted_20_Text"><text:span text:style-name="Source_20_Text">Hotfix branches? [hotfix/] </text:span></text:p>
      <text:p text:style-name="Preformatted_20_Text"><text:span text:style-name="Source_20_Text">Support branches? [support/] </text:span></text:p>
      <text:p text:style-name="P3"><text:span text:style-name="Source_20_Text">Version tag prefix? [] *v*</text:span></text:p>
      <text:p text:style-name="Text_20_body">Derefter kan git flow bruges som nævnt ovenfor</text:p>
      <text:h text:style-name="Heading_20_1" text:outline-level="1"><text:bookmark-start text:name="__RefHeading__366_298053491"/>Hurtige Guidelines:<text:bookmark-end text:name="__RefHeading__366_298053491"/></text:h>
      <text:list xml:id="list6705482660060031333" text:style-name="L4">
        <text:list-item>
          <text:p text:style-name="P12">Al udvikling af moduler/features sker i feature branches. f.eks. navngivet efter relevant story </text:p>
        </text:list-item>
        <text:list-item>
          <text:p text:style-name="P12">Alle Hotfixes <text:span text:style-name="Emphasis">skal</text:span> laves vha. hotfix branches da de ellers ikke kommer ud på prod </text:p>
        </text:list-item>
        <text:list-item>
          <text:p text:style-name="P12">Server opsætning: </text:p>
          <text:list>
            <text:list-item>
              <text:p text:style-name="P12">Produktion: master </text:p>
            </text:list-item>
            <text:list-item>
              <text:p text:style-name="P12">Staging: dev </text:p>
            </text:list-item>
            <text:list-item>
              <text:p text:style-name="P7">Testing: dev eller div. feature banches </text:p>
            </text:list-item>
          </text:list>
        </text:list-item>
      </text:list>
      <text:p text:style-name="P8"><text:soft-page-break/></text:p>
      <text:list xml:id="list1088443359632143185" text:style-name="WWNum1">
        <text:list-item>
          <text:h text:style-name="P15" text:outline-level="1"><text:bookmark-start text:name="__RefHeading__720_1517317352"/>Licence and copyright<text:bookmark-end text:name="__RefHeading__720_1517317352"/></text:h>
        </text:list-item>
      </text:list>
      <text:p text:style-name="P9">OS2 software is Copyright (c) 2014, OS2 - Offentligt digitaliseringsfællesskab (www.os2web.dk).</text:p>
      <text:p text:style-name="P13">The software is free software; you may use, study, modify and distribute it under the terms of version 2.0 of the Mozilla Public License. See the LICENSE file for details. If a copy of the MPL was not distributed with this file, You can obtain one at http://mozilla.org/MPL/2.0/.</text:p>
      <text:p text:style-name="P13"/>
      <text:p text:style-name="P13">All source code in this and the underlying directories is subject to the terms of the Mozilla Public License, v. 2.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ørn Andersen</meta:initial-creator>
    <meta:creation-date>2014-10-09T10:09:56.243698959</meta:creation-date>
    <dc:date>2014-12-03T13:12:39.351291261</dc:date>
    <dc:creator>Jørn Andersen</dc:creator>
    <meta:editing-duration>PT27M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4" meta:paragraph-count="64" meta:word-count="599" meta:character-count="3958" meta:non-whitespace-character-count="3412"/>
  </office:meta>
</office:document-meta>
</file>